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0516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100">
      <style:text-properties style:font-name="AngsanaUPC" fo:font-size="14pt" style:font-size-asian="14pt" style:font-size-complex="14pt"/>
    </style:style>
    <style:style style:name="ce5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office:value-type="string">
            <text:p>DIV2308-0216</text:p>
          </table:table-cell>
          <table:table-cell table:style-name="ce4" office:value-type="string">
            <text:p>1252565001</text:p>
          </table:table-cell>
          <table:table-cell office:value-type="string">
            <text:p>STT-502241002</text:p>
          </table:table-cell>
          <table:table-cell office:value-type="string">
            <text:p>650.00</text:p>
          </table:table-cell>
          <table:table-cell office:value-type="string">
            <text:p>205.24</text:p>
          </table:table-cell>
          <table:table-cell office:value-type="string">
            <text:p>133406.00</text:p>
          </table:table-cell>
          <table:table-cell table:number-columns-repeated="1018"/>
        </table:table-row>
        <table:table-row table:style-name="ro2">
          <table:table-cell office:value-type="string">
            <text:p>DIV2308-0216</text:p>
          </table:table-cell>
          <table:table-cell table:style-name="ce4" office:value-type="string">
            <text:p>1252565005</text:p>
          </table:table-cell>
          <table:table-cell office:value-type="string">
            <text:p>STT-502335511</text:p>
          </table:table-cell>
          <table:table-cell office:value-type="string">
            <text:p>400.00</text:p>
          </table:table-cell>
          <table:table-cell office:value-type="string">
            <text:p>178.69</text:p>
          </table:table-cell>
          <table:table-cell office:value-type="string">
            <text:p>71476.00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5">03/05/2024</text:date>, <text:time>16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5T16:26:54.33</dc:date>
    <meta:generator>OpenOffice/4.1.15$Win32 OpenOffice.org_project/4115m2$Build-9813</meta:generator>
    <meta:editing-duration>PT6M38S</meta:editing-duration>
    <meta:editing-cycles>2</meta:editing-cycles>
    <meta:document-statistic meta:table-count="1" meta:cell-count="18" meta:object-count="0"/>
  </office:meta>
</office:document-meta>
</file>